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cm" style:contextual-spacing="false"/>
      <style:text-properties officeooo:rsid="00105086" officeooo:paragraph-rsid="00105086"/>
    </style:style>
    <style:style style:name="P2" style:family="paragraph" style:parent-style-name="Standard">
      <style:paragraph-properties fo:margin-top="0cm" fo:margin-bottom="0.4cm" style:contextual-spacing="false"/>
      <style:text-properties officeooo:rsid="0011c80b" officeooo:paragraph-rsid="0011c80b"/>
    </style:style>
    <style:style style:name="P3" style:family="paragraph" style:parent-style-name="Standard">
      <style:paragraph-properties fo:margin-top="0cm" fo:margin-bottom="0.4cm" style:contextual-spacing="false"/>
      <style:text-properties officeooo:rsid="0012a03d" officeooo:paragraph-rsid="0012a03d"/>
    </style:style>
    <style:style style:name="P4" style:family="paragraph" style:parent-style-name="Standard">
      <style:paragraph-properties fo:margin-top="0cm" fo:margin-bottom="0.4cm" style:contextual-spacing="false"/>
      <style:text-properties officeooo:rsid="00137740" officeooo:paragraph-rsid="00137740"/>
    </style:style>
    <style:style style:name="P5" style:family="paragraph" style:parent-style-name="Standard">
      <style:paragraph-properties fo:margin-top="0cm" fo:margin-bottom="0.4cm" style:contextual-spacing="false"/>
      <style:text-properties officeooo:rsid="0013c024" officeooo:paragraph-rsid="0013c024"/>
    </style:style>
    <style:style style:name="T1" style:family="text">
      <style:text-properties officeooo:rsid="0013c024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O DE TYDEDEF EN C++</text:p>
      <text:p text:style-name="P1"/>
      <text:p text:style-name="P1">EL Tydepf y plantullas hablamos de los simientos sobre la POO.</text:p>
      <text:p text:style-name="P1">Se orienta a mejoraa la lefibiliadd del cófgigo mediante la creación de nombres simbólicos o aliras que sustituyen tipos de datos complejos o de difícil interpretación.</text:p>
      <text:p text:style-name="P1">Su objetivo principal es aumentar la leginiliad, comprender el código y refucir el riesgo de errores.</text:p>
      <text:p text:style-name="P1">ESTRUCTURA</text:p>
      <text:p text:style-name="P1"><text:tab/>typedef <text:s text:c="9"/>int <text:s text:c="14"/>myint;</text:p>
      <text:p text:style-name="P1"><text:s text:c="10"/>keyword </text:p>
      <text:p text:style-name="P1"/>
      <text:p text:style-name="P1">Por qué usarlo?</text:p>
      <text:p text:style-name="P1">Evitar que se destine a un proceso específico.</text:p>
      <text:p text:style-name="P1">BENEFICIOS:</text:p>
      <text:p text:style-name="P1">Claridad semántica.</text:p>
      <text:p text:style-name="P1">Estandarización</text:p>
      <text:p text:style-name="P1">Mantenibilidad:</text:p>
      <text:p text:style-name="P1">Reutilización de TDA</text:p>
      <text:p text:style-name="P1">Documentación integrada en el código.</text:p>
      <text:p text:style-name="P1"/>
      <text:p text:style-name="P2">PLANTILLAS</text:p>
      <text:p text:style-name="P2">Permiten definir funciones t clases genéricas, que generan una funcuón y una de clases.</text:p>
      <text:p text:style-name="P2"/>
      <text:p text:style-name="P3">PLANTILLAS DE CLASES</text:p>
      <text:p text:style-name="P4">struct —&gt; características propias de un item.</text:p>
      <text:p text:style-name="P4">Class —&gt; </text:p>
      <text:p text:style-name="P4"/>
      <text:p text:style-name="P4"/>
      <text:p text:style-name="P4"/>
      <text:p text:style-name="P4"/>
      <text:p text:style-name="P4"><text:soft-page-break/>ACTIVIDAD EN CLASE</text:p>
      <text:p text:style-name="P4">1. ¿CUAL ES LA FUNCIÓN PRINCIPAL DEL USO DEL TYPEDEF DENTRO DE UN TDA Y CÓMO CONTRIBUYE A LA CLARIDAD SEMÁNTICA Y MANTENIBILDIDAD DEL CÓDIGO?</text:p>
      <text:p text:style-name="P4"/>
      <text:p text:style-name="P4">Nos permite generar un alias el cual podemos utilziar a lo largo de nuestro código, esto con el fin de <text:span text:style-name="T1">evitar el llamado de variables de forma incisiva y de sobtecarga. Aclarando para que se utiliza gracias a su alias.</text:span></text:p>
      <text:p text:style-name="P4"><text:s/></text:p>
      <text:p text:style-name="P5">2. Explique cómo las plantillas permiten la reutilización del código en C++ y describa un ejemplo en el que una función genérica sea más eficiente que una implementación tradicional.</text:p>
      <text:p text:style-name="P5">Las plantillas generan una función la cual por comodidad la llamaré global. Esta función contiene los pasos para llegar a un mismo resultado. Por ejemplo, podrías hacer que una tabla que compare los datos de un deportista, el deportista puede ser un futbolista o un corredor, su variable de comparación es diferente pero es el mismo método, por lo que mediante plantilla nos ahorramos el hacer una función.</text:p>
      <text:p text:style-name="P5">3. ¿POR QUÉ ES IMPORTANTE COMBINAR TYPEDEF Y PLANTILLAS EN EL DISEÑO DE UN TDA PRODUCTO? MENCIONE LOS BENEFICIOS TÉCNICOS Y DE DISEÑO QUE APORTE INTEGRACIÓN.</text:p>
      <text:p text:style-name="P5">Nos permite generar un código reutilizable para un mismo producto, como ejemplo aunque son diferentes el bronceador y el voltaren, tienen la misma aplicación mediante la piel. Entonces nos ayuda a generar ese código genérico, y si usamos typedef, en lugar de definir int, float, string, podemos señalar a que se refiere al crear esa variables NOMBRE descripNombre.</text:p>
      <text:p text:style-name="P5">EN LA CLASE PLANTILLA,<text:span text:style-name="T2"> <text:s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C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3T09:16:08.313081900</meta:creation-date>
    <dc:date>2025-10-13T10:54:13.086164400</dc:date>
    <meta:editing-duration>PT11M13S</meta:editing-duration>
    <meta:editing-cycles>1</meta:editing-cycles>
    <meta:document-statistic meta:table-count="0" meta:image-count="0" meta:object-count="0" meta:page-count="2" meta:paragraph-count="29" meta:word-count="367" meta:character-count="2282" meta:non-whitespace-character-count="1904"/>
    <meta:generator>LibreOffice/25.2.5.2$Windows_X86_64 LibreOffice_project/03d19516eb2e1dd5d4ccd751a0d6f35f35e08022</meta:generator>
  </office:meta>
</office:document-meta>
</file>